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style:text-underline-type="single" style:text-underline-style="solid"/>
    </style:style>
  </office:automatic-styles>
  <office:body>
    <office:text>
      <text:p text:style-name="Normal"><text:span text:style-name="T1">ML Models and Data set Versioning</text:span></text:p>
      <text:p text:style-name="Normal"/>
      <text:p text:style-name="Normal"><text:span text:style-name="T1">$ whoami</text:span> - slide, my experiences, internship</text:p>
      <text:p text:style-name="Normal"/>
      <text:p text:style-name="Normal">What is ML</text:p>
      <text:p text:style-name="Normal">talk why I like this definition. Yea before getting into this rant about the pre-requisites - people who have trained atleast a machine learning model and worked with datasets greater than 500 MB, may find my talk relatable.</text:p>
      <text:p text:style-name="Normal"/>
      <text:p text:style-name="Normal">Brief into the outline</text:p>
      <text:p text:style-name="Normal"/>
      <text:p text:style-name="Normal">How is ML Different?</text:p>
      <text:p text:style-name="Normal"> </text:p>
      <text:p text:style-name="Normal"/>
      <text:p text:style-name="Normal"><text:span text:style-name="T1">Metrics-Driven development versus Feature-Driven development</text:span>: </text:p>
      <text:p text:style-name="Normal"/>
      <text:p text:style-name="Normal">By contrast, ML researchers look at an entirely different measurement - the predictive value of the generated machine learning model. The researcher will iteratively generate dozens (or more) models, measuring the accuracy of each. The project is guided by metrics achieved in each experiment, since the goal is to find the most accurate model.</text:p>
      <text:p text:style-name="Normal"/>
      <text:p text:style-name="Normal">In regular software engineering “whether to release” decisions are based on whether the team has reached feature milestones. </text:p>
      <text:p text:style-name="Normal"/>
      <text:p text:style-name="Normal"><text:span text:style-name="T1">ML Model’s require huge resources to train</text:span>:</text:p>
      <text:p text:style-name="Normal"/>
      <text:p text:style-name="Normal"> Where a regular software project organizes the files to compile together a software product, an ML project instead trains a “model” that describes an AI algorithm. In most cases compiling a software product takes a few minutes, which is so cheap </text:p>
      <text:p text:style-name="Normal">many teams follow a continuous integration strategy. Training an ML model takes so long that it’s desirable to avoid doing so unless necessary.</text:p>
      <text:p text:style-name="Normal">One of Google BERT model took about </text:p>
      <text:p text:style-name="Normal"/>
      <text:p text:style-name="Normal"><text:span text:style-name="T1">Enormous datasets and trained models</text:span>: A generalization of the previous point is that machine learning development phases almost always require enormous datasets that are used in training the ML model, plus trained models can be enormous. Normal source code management tools (Git et al) do not handle large files very well, and add-ons like Git-LFS are not suitable for ML projects. (See <text:span text:style-name="T2">my previous article</text:span>)</text:p>
      <text:p text:style-name="Normal"><text:span text:style-name="T1">Pipelines</text:span>: ML projects are a series of steps such as downloading data, preparing data, separating data into training/validation sets, training a model, and validating the model. Many use the word “pipeline”, and it is useful to structure an ML project with discrete commands for each step versus cramming everything into one program.</text:p>
      <text:p text:style-name="Normal"><text:span text:style-name="T1">Special purpose hardware</text:span>: Software organizations can host their software infrastructure on any kind of server equipment. If they desire a cloud deployment, they can rent every-day normal VPS’s from their favorite cloud computing provider. ML researchers have huge computation needs. High-power GPU’s not only speed up video editing, but they can make ML algorithms fly, slashing the time required to train ML models.</text:p>
      <text:p text:style-name="Normal"/>
      <text:p text:style-name="Normal">Talks about google bert model which required 40 Lakhs to train models</text:p>
      <text:p text:style-name="Normal"/>
      <text:p text:style-name="Normal"><text:span text:style-name="T1">Different from software conventions</text:span></text:p>
      <text:p text:style-name="Normal"/>
      <text:p text:style-name="Normal">ML developers like API zoo, not following pep8 and using practices like from fastai import *.</text:p>
      <text:p text:style-name="Normal">Software engineering require well defined apis, while black-box concept in Machine learning and abstraction.</text:p>
      <text:p text:style-name="Normal"/>
      <text:p text:style-name="Normal"><text:span text:style-name="T1">Talk about Help</text:span></text:p>
      <text:p text:style-name="Normal"/>
      <text:p text:style-name="Normal">In software engineering we use Stackoverflow, other communities....</text:p>
      <text:p text:style-name="Normal">While in software engineering you will find lot of scholarly articles, Slack communities which help etc</text:p>
      <text:p text:style-name="Normal"/>
      <text:p text:style-name="Normal">Talk about Reusability crisis:</text:p>
      <text:p text:style-name="Normal">- why Reproducibility is an issue</text:p>
      <text:p text:style-name="Normal">Skills required for a Datascientist use</text:p>
      <text:p text:style-name="Normal"/>
      <text:p text:style-name="Normal"><text:span text:style-name="T1">Testing in ML models:</text:span></text:p>
      <text:p text:style-name="Normal">In software engineering, testing is a must practise, while in s/w engineering testing is a bit controversial. </text:p>
      <text:p text:style-name="Normal"/>
      <text:p text:style-name="Normal"><text:span text:style-name="T1">Why Datascience is a mix of lot of things like:</text:span></text:p>
      <text:p text:style-name="Normal">CS</text:p>
      <text:p text:style-name="Normal">Maths &amp; science</text:p>
      <text:p text:style-name="Normal">subject expertise</text:p>
      <text:p text:style-name="Normal"/>
      <text:p text:style-name="Normal">Some of the core principles of a Data science project:</text:p>
      <text:p text:style-name="Normal">- Transparency</text:p>
      <text:p text:style-name="Normal"><text:span text:style-name="T1">- Auditability</text:span></text:p>
      <text:p text:style-name="Normal">- Reproducibility</text:p>
      <text:p text:style-name="Normal">- Scalability</text:p>
      <text:p text:style-name="Normal"/>
      <text:p text:style-name="Normal">Current Environment of Data science project management:</text:p>
      <text:p text:style-name="Normal"/>
      <text:p text:style-name="Normal">- Absolutely nothing: [Everything is fine theme]</text:p>
      <text:p text:style-name="Normal">- csv files to mark performance improvements</text:p>
      <text:p text:style-name="Normal">- Use of annotated notebooks to track experiment</text:p>
      <text:p text:style-name="Normal">- Open source project for ML Tracking</text:p>
      <text:p text:style-name="Normal"/>
      <text:p text:style-name="Normal">- MLFlow:Used to monitor metrics of projects used</text:p>
      <text:p text:style-name="Normal">- Jovian: <text:s text:c="1"/>Tracking presentation</text:p>
      <text:p text:style-name="Normal">- Patriach</text:p>
      <text:p text:style-name="Normal">- neptune.ml</text:p>
      <text:p text:style-name="Normal"/>
      <text:p text:style-name="Normal">Using DVC with a themed problem, </text:p>
      <text:p text:style-name="Normal"/>
      <text:p text:style-name="Normal">just write a Pseudo problem: <text:s text:c="1"/>Cats vs Dogs or some bollywood styled theme`</text:p>
      <text:p text:style-name="Normal"/>
      <text:p text:style-name="Normal">1)Download data</text:p>
      <text:p text:style-name="Normal">2) seperate data from code using remote</text:p>
      <text:p text:style-name="Normal">3) use different data first with labelled images of cats and dogs</text:p>
      <text:p text:style-name="Normal">4)Then with more images of about 1000+ images</text:p>
      <text:p text:style-name="Normal">&gt;&gt; Versioning datasets</text:p>
      <text:p text:style-name="Normal">5)Use a <text:s text:c="1"/>VGG 16 model CNN to train model</text:p>
      <text:p text:style-name="Normal">6) Later change to <text:s text:c="1"/>different architecture</text:p>
      <text:p text:style-name="Normal">&gt;&gt; Versioning models</text:p>
      <text:p text:style-name="Normal">8)Your team member <text:s text:c="1"/>improves model by training</text:p>
      <text:p text:style-name="Normal">&gt;&gt; Make your work models reproducible and use it everywhere :)</text:p>
      <text:p text:style-name="Normal"/>
      <text:p text:style-name="Normal">9)Collaboratively works on change, and go to any stage at any time</text:p>
      <text:p text:style-name="Normal"/>
      <text:p text:style-name="Normal">Highlight dvc repro, dvc add, dvc push and pull commands</text:p>
      <text:p text:style-name="Normal"/>
      <text:p text:style-name="Normal"/>
      <text:p text:style-name="Normal">References</text:p>
      <text:p text:style-name="Normal">---------------</text:p>
      <text:p text:style-name="Normal"/>
      <text:p text:style-name="Normal">https://towardsdatascience.com/why-git-and-git-lfs-is-not-enough-to-solve-the-machine-learning-reproducibility-crisis-f733b49e96e8</text:p>
      <text:p text:style-name="Normal"/>
      <text:p text:style-name="Normal">https://www.nature.com/news/1-500-scientists-lift-the-lid-on-reproducibility-1.19970</text:p>
      <text:p text:style-name="Normal"/>
      <text:p text:style-name="Normal">https://blog.keras.io/building-powerful-image-classification-models-using-very-little-data.html</text:p>
      <text:p text:style-name="Normal"/>
      <text:p text:style-name="Normal">https://dvc.org/doc/get-started/example-versioning#second-model-version</text:p>
      <text:p text:style-name="Normal"/>
      <text:p text:style-name="Normal"/>
      <text:p text:style-name="Normal">https://www.youtube.com/watch?v=ogY1EEDE5i0&amp;t=457s</text:p>
      <text:p text:style-name="Normal"/>
      <text:p text:style-name="Normal"/>
      <text:p text:style-name="Normal">https://blog.concurlabs.com/10-differences-between-ml-and-software-development-part-1-3e21a83094d1</text:p>
      <text:p text:style-name="Normal"/>
      <text:p text:style-name="Normal">https://www.slideshare.net/DmitryPetrov15/pydata-berlin-2018-dvcorg</text:p>
      <text:p text:style-name="Normal"/>
      <text:p text:style-name="Normal">https://www.kdnuggets.com/2017/03/software-engineering-vs-machine-learning-concepts.html</text:p>
      <text:p text:style-name="Normal"/>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